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9583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93in"/>
    </style:style>
    <style:style style:name="co4" style:family="table-column">
      <style:table-column-properties fo:break-before="auto" style:column-width="0.9661in"/>
    </style:style>
    <style:style style:name="co5" style:family="table-column">
      <style:table-column-properties fo:break-before="auto" style:column-width="0.9618in"/>
    </style:style>
    <style:style style:name="co6" style:family="table-column">
      <style:table-column-properties fo:break-before="auto" style:column-width="1.0091in"/>
    </style:style>
    <style:style style:name="co7" style:family="table-column">
      <style:table-column-properties fo:break-before="auto" style:column-width="1.080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4" number:language="fr" number:country="FR">
      <number:month number:style="long" number:textual="true"/>
    </number:date-style>
    <style:style style:name="ce1" style:family="table-cell" style:parent-style-name="Default" style:data-style-name="N10107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d4ea6b"/>
    </style:style>
    <style:style style:name="ce3" style:family="table-cell" style:parent-style-name="Default" style:data-style-name="N10034"/>
  </office:automatic-styles>
  <office:body>
    <office:spreadsheet>
      <table:calculation-settings table:automatic-find-labels="false" table:use-regular-expressions="false" table:use-wildcards="true"/>
      <table:table table:name="2020" table:style-name="ta1"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/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Chq</text:p>
          </table:table-cell>
          <table:table-cell table:style-name="ce2"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  <table:table-cell table:number-columns-repeated="3"/>
        </table:table-row>
        <table:table-row table:style-name="ro1">
          <table:table-cell office:value-type="date" office:date-value="2019-12-31" calcext:value-type="date">
            <text:p>mar. 31/12/19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office:value-type="date" office:date-value="2020-01-01" calcext:value-type="date">
            <text:p>mer. 01/0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]+2" office:value-type="date" office:date-value="2020-01-03" calcext:value-type="date">
            <text:p>ven. 03/01/20</text:p>
          </table:table-cell>
          <table:table-cell table:style-name="ce6" table:number-columns-repeated="2"/>
          <table:table-cell table:formula="of:=SUM([.B2:.B4])" office:value-type="float" office:value="0" calcext:value-type="float">
            <text:p>0</text:p>
          </table:table-cell>
          <table:table-cell table:formula="of:=SUM([.C2:.C4])" office:value-type="float" office:value="0" calcext:value-type="float">
            <text:p>0</text:p>
          </table:table-cell>
          <table:table-cell table:formula="of:=[.D4]-[.E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4]+4" office:value-type="date" office:date-value="2020-01-07" calcext:value-type="date">
            <text:p>mar. 07/0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5]+1" office:value-type="date" office:date-value="2020-01-08" calcext:value-type="date">
            <text:p>mer. 08/0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6]+2" office:value-type="date" office:date-value="2020-01-10" calcext:value-type="date">
            <text:p>ven. 10/01/20</text:p>
          </table:table-cell>
          <table:table-cell table:style-name="ce6" table:number-columns-repeated="2"/>
          <table:table-cell table:formula="of:=SUM([.B5:.B7])" office:value-type="float" office:value="0" calcext:value-type="float">
            <text:p>0</text:p>
          </table:table-cell>
          <table:table-cell table:formula="of:=SUM([.C5:.C7])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]+4" office:value-type="date" office:date-value="2020-01-14" calcext:value-type="date">
            <text:p>mar. 14/0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8]+1" office:value-type="date" office:date-value="2020-01-15" calcext:value-type="date">
            <text:p>mer. 15/0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9]+2" office:value-type="date" office:date-value="2020-01-17" calcext:value-type="date">
            <text:p>ven. 17/01/20</text:p>
          </table:table-cell>
          <table:table-cell table:style-name="ce6" table:number-columns-repeated="2"/>
          <table:table-cell table:formula="of:=SUM([.B8:.B10])" office:value-type="float" office:value="0" calcext:value-type="float">
            <text:p>0</text:p>
          </table:table-cell>
          <table:table-cell table:formula="of:=SUM([.C8:.C10])" office:value-type="float" office:value="0" calcext:value-type="float">
            <text:p>0</text:p>
          </table:table-cell>
          <table:table-cell table:formula="of:=[.D10]-[.E1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]+4" office:value-type="date" office:date-value="2020-01-21" calcext:value-type="date">
            <text:p>mar. 21/0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1]+1" office:value-type="date" office:date-value="2020-01-22" calcext:value-type="date">
            <text:p>mer. 22/0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2]+2" office:value-type="date" office:date-value="2020-01-24" calcext:value-type="date">
            <text:p>ven. 24/01/20</text:p>
          </table:table-cell>
          <table:table-cell table:style-name="ce6" table:number-columns-repeated="2"/>
          <table:table-cell table:formula="of:=SUM([.B11:.B13])" office:value-type="float" office:value="0" calcext:value-type="float">
            <text:p>0</text:p>
          </table:table-cell>
          <table:table-cell table:formula="of:=SUM([.C11:.C13])" office:value-type="float" office:value="0" calcext:value-type="float">
            <text:p>0</text:p>
          </table:table-cell>
          <table:table-cell table:formula="of:=[.D13]-[.E1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3]+4" office:value-type="date" office:date-value="2020-01-28" calcext:value-type="date">
            <text:p>mar. 28/01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01-01" calcext:value-type="date">
            <text:p>janvier</text:p>
          </table:table-cell>
          <table:table-cell table:number-columns-repeated="2"/>
        </table:table-row>
        <table:table-row table:style-name="ro1">
          <table:table-cell table:formula="of:=[.A14]+1" office:value-type="date" office:date-value="2020-01-29" calcext:value-type="date">
            <text:p>mer. 29/01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15]+2" office:value-type="date" office:date-value="2020-01-31" calcext:value-type="date">
            <text:p>ven. 31/01/20</text:p>
          </table:table-cell>
          <table:table-cell table:style-name="ce6" table:number-columns-repeated="2"/>
          <table:table-cell table:formula="of:=SUM([.B14:.B16])" office:value-type="float" office:value="0" calcext:value-type="float">
            <text:p>0</text:p>
          </table:table-cell>
          <table:table-cell table:formula="of:=SUM([.C14:.C16])" office:value-type="float" office:value="0" calcext:value-type="float">
            <text:p>0</text:p>
          </table:table-cell>
          <table:table-cell table:formula="of:=[.D16]-[.E16]" office:value-type="float" office:value="0" calcext:value-type="float">
            <text:p>0</text:p>
          </table:table-cell>
          <table:table-cell table:formula="of:=SUMIFS([.B$1:.B$1048576];[.$A$1:.$A$1048576];&quot;&gt;=&quot;&amp;[.$G$14];[.$A$1:.$A$1048576];&quot;&lt;=&quot;&amp;EOMONTH([.$G$14];0))" office:value-type="float" office:value="0" calcext:value-type="float">
            <text:p>0</text:p>
          </table:table-cell>
          <table:table-cell table:formula="of:=SUMIFS([.C$1:.C$1048576];[.$A$1:.$A$1048576];&quot;&gt;=&quot;&amp;[.$G$14];[.$A$1:.$A$1048576];&quot;&lt;=&quot;&amp;EOMONTH([.$G$14];0))" office:value-type="float" office:value="0" calcext:value-type="float">
            <text:p>0</text:p>
          </table:table-cell>
          <table:table-cell table:formula="of:=[.G16]-[.H16]" office:value-type="float" office:value="0" calcext:value-type="float">
            <text:p>0</text:p>
          </table:table-cell>
        </table:table-row>
        <table:table-row table:style-name="ro1">
          <table:table-cell table:formula="of:=[.A16]+4" office:value-type="date" office:date-value="2020-02-04" calcext:value-type="date">
            <text:p>mar. 04/0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7]+1" office:value-type="date" office:date-value="2020-02-05" calcext:value-type="date">
            <text:p>mer. 05/0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8]+2" office:value-type="date" office:date-value="2020-02-07" calcext:value-type="date">
            <text:p>ven. 07/02/20</text:p>
          </table:table-cell>
          <table:table-cell table:style-name="ce6" table:number-columns-repeated="2"/>
          <table:table-cell table:formula="of:=SUM([.B17:.B19])" office:value-type="float" office:value="0" calcext:value-type="float">
            <text:p>0</text:p>
          </table:table-cell>
          <table:table-cell table:formula="of:=SUM([.C17:.C19])" office:value-type="float" office:value="0" calcext:value-type="float">
            <text:p>0</text:p>
          </table:table-cell>
          <table:table-cell table:formula="of:=[.D19]-[.E1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9]+4" office:value-type="date" office:date-value="2020-02-11" calcext:value-type="date">
            <text:p>mar. 11/0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20]+1" office:value-type="date" office:date-value="2020-02-12" calcext:value-type="date">
            <text:p>mer. 12/0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21]+2" office:value-type="date" office:date-value="2020-02-14" calcext:value-type="date">
            <text:p>ven. 14/02/20</text:p>
          </table:table-cell>
          <table:table-cell table:style-name="ce6" table:number-columns-repeated="2"/>
          <table:table-cell table:formula="of:=SUM([.B20:.B22])" office:value-type="float" office:value="0" calcext:value-type="float">
            <text:p>0</text:p>
          </table:table-cell>
          <table:table-cell table:formula="of:=SUM([.C20:.C22])" office:value-type="float" office:value="0" calcext:value-type="float">
            <text:p>0</text:p>
          </table:table-cell>
          <table:table-cell table:formula="of:=[.D22]-[.E2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2]+4" office:value-type="date" office:date-value="2020-02-18" calcext:value-type="date">
            <text:p>mar. 18/0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23]+1" office:value-type="date" office:date-value="2020-02-19" calcext:value-type="date">
            <text:p>mer. 19/0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24]+2" office:value-type="date" office:date-value="2020-02-21" calcext:value-type="date">
            <text:p>ven. 21/02/20</text:p>
          </table:table-cell>
          <table:table-cell table:style-name="ce6" table:number-columns-repeated="2"/>
          <table:table-cell table:formula="of:=SUM([.B23:.B25])" office:value-type="float" office:value="0" calcext:value-type="float">
            <text:p>0</text:p>
          </table:table-cell>
          <table:table-cell table:formula="of:=SUM([.C23:.C25])" office:value-type="float" office:value="0" calcext:value-type="float">
            <text:p>0</text:p>
          </table:table-cell>
          <table:table-cell table:formula="of:=[.D25]-[.E2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25]+4" office:value-type="date" office:date-value="2020-02-25" calcext:value-type="date">
            <text:p>mar. 25/02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02-01" calcext:value-type="date">
            <text:p>février</text:p>
          </table:table-cell>
          <table:table-cell table:number-columns-repeated="2"/>
        </table:table-row>
        <table:table-row table:style-name="ro1">
          <table:table-cell table:formula="of:=[.A26]+1" office:value-type="date" office:date-value="2020-02-26" calcext:value-type="date">
            <text:p>mer. 26/02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27]+2" office:value-type="date" office:date-value="2020-02-28" calcext:value-type="date">
            <text:p>ven. 28/02/20</text:p>
          </table:table-cell>
          <table:table-cell table:style-name="ce6" table:number-columns-repeated="2"/>
          <table:table-cell table:formula="of:=SUM([.B26:.B28])" office:value-type="float" office:value="0" calcext:value-type="float">
            <text:p>0</text:p>
          </table:table-cell>
          <table:table-cell table:formula="of:=SUM([.C26:.C28])" office:value-type="float" office:value="0" calcext:value-type="float">
            <text:p>0</text:p>
          </table:table-cell>
          <table:table-cell table:formula="of:=[.D28]-[.E28]" office:value-type="float" office:value="0" calcext:value-type="float">
            <text:p>0</text:p>
          </table:table-cell>
          <table:table-cell table:formula="of:=SUMIFS([.B$1:.B$1048576];[.$A$1:.$A$1048576];&quot;&gt;=&quot;&amp;[.$G$26];[.$A$1:.$A$1048576];&quot;&lt;=&quot;&amp;EOMONTH([.$G$26];0))" office:value-type="float" office:value="0" calcext:value-type="float">
            <text:p>0</text:p>
          </table:table-cell>
          <table:table-cell table:formula="of:=SUMIFS([.C$1:.C$1048576];[.$A$1:.$A$1048576];&quot;&gt;=&quot;&amp;[.$G$26];[.$A$1:.$A$1048576];&quot;&lt;=&quot;&amp;EOMONTH([.$G$26];0))" office:value-type="float" office:value="0" calcext:value-type="float">
            <text:p>0</text:p>
          </table:table-cell>
          <table:table-cell table:formula="of:=[.G28]-[.H28]" office:value-type="float" office:value="0" calcext:value-type="float">
            <text:p>0</text:p>
          </table:table-cell>
        </table:table-row>
        <table:table-row table:style-name="ro1">
          <table:table-cell table:formula="of:=[.A28]+4" office:value-type="date" office:date-value="2020-03-03" calcext:value-type="date">
            <text:p>mar. 03/03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29]+1" office:value-type="date" office:date-value="2020-03-04" calcext:value-type="date">
            <text:p>mer. 04/03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0]+2" office:value-type="date" office:date-value="2020-03-06" calcext:value-type="date">
            <text:p>ven. 06/03/20</text:p>
          </table:table-cell>
          <table:table-cell table:style-name="ce6" table:number-columns-repeated="2"/>
          <table:table-cell table:formula="of:=SUM([.B29:.B31])" office:value-type="float" office:value="0" calcext:value-type="float">
            <text:p>0</text:p>
          </table:table-cell>
          <table:table-cell table:formula="of:=SUM([.C29:.C31])" office:value-type="float" office:value="0" calcext:value-type="float">
            <text:p>0</text:p>
          </table:table-cell>
          <table:table-cell table:formula="of:=[.D31]-[.E3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31]+4" office:value-type="date" office:date-value="2020-03-10" calcext:value-type="date">
            <text:p>mar. 10/03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2]+1" office:value-type="date" office:date-value="2020-03-11" calcext:value-type="date">
            <text:p>mer. 11/03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3]+2" office:value-type="date" office:date-value="2020-03-13" calcext:value-type="date">
            <text:p>ven. 13/03/20</text:p>
          </table:table-cell>
          <table:table-cell table:style-name="ce6" table:number-columns-repeated="2"/>
          <table:table-cell table:formula="of:=SUM([.B32:.B34])" office:value-type="float" office:value="0" calcext:value-type="float">
            <text:p>0</text:p>
          </table:table-cell>
          <table:table-cell table:formula="of:=SUM([.C32:.C34])" office:value-type="float" office:value="0" calcext:value-type="float">
            <text:p>0</text:p>
          </table:table-cell>
          <table:table-cell table:formula="of:=[.D34]-[.E3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34]+4" office:value-type="date" office:date-value="2020-03-17" calcext:value-type="date">
            <text:p>mar. 17/03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5]+1" office:value-type="date" office:date-value="2020-03-18" calcext:value-type="date">
            <text:p>mer. 18/03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6]+2" office:value-type="date" office:date-value="2020-03-20" calcext:value-type="date">
            <text:p>ven. 20/03/20</text:p>
          </table:table-cell>
          <table:table-cell table:style-name="ce6" table:number-columns-repeated="2"/>
          <table:table-cell table:formula="of:=SUM([.B35:.B37])" office:value-type="float" office:value="0" calcext:value-type="float">
            <text:p>0</text:p>
          </table:table-cell>
          <table:table-cell table:formula="of:=SUM([.C35:.C37])" office:value-type="float" office:value="0" calcext:value-type="float">
            <text:p>0</text:p>
          </table:table-cell>
          <table:table-cell table:formula="of:=[.D37]-[.E3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37]+4" office:value-type="date" office:date-value="2020-03-24" calcext:value-type="date">
            <text:p>mar. 24/03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38]+1" office:value-type="date" office:date-value="2020-03-25" calcext:value-type="date">
            <text:p>mer. 25/03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03-01" calcext:value-type="date">
            <text:p>mars</text:p>
          </table:table-cell>
          <table:table-cell table:number-columns-repeated="2"/>
        </table:table-row>
        <table:table-row table:style-name="ro1">
          <table:table-cell table:formula="of:=[.A39]+2" office:value-type="date" office:date-value="2020-03-27" calcext:value-type="date">
            <text:p>ven. 27/03/20</text:p>
          </table:table-cell>
          <table:table-cell table:style-name="ce6" table:number-columns-repeated="2"/>
          <table:table-cell table:formula="of:=SUM([.B38:.B40])" office:value-type="float" office:value="0" calcext:value-type="float">
            <text:p>0</text:p>
          </table:table-cell>
          <table:table-cell table:formula="of:=SUM([.C38:.C40])" office:value-type="float" office:value="0" calcext:value-type="float">
            <text:p>0</text:p>
          </table:table-cell>
          <table:table-cell table:formula="of:=[.D40]-[.E40]" office:value-type="float" office:value="0" calcext:value-type="float">
            <text:p>0</text:p>
          </table:table-cell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40]+4" office:value-type="date" office:date-value="2020-03-31" calcext:value-type="date">
            <text:p>mar. 31/03/20</text:p>
          </table:table-cell>
          <table:table-cell table:style-name="ce6" table:number-columns-repeated="2"/>
          <table:table-cell table:number-columns-repeated="3"/>
          <table:table-cell table:formula="of:=SUMIFS([.B$1:.B$1048576];[.$A$1:.$A$1048576];&quot;&gt;=&quot;&amp;[.$G39];[.$A$1:.$A$1048576];&quot;&lt;=&quot;&amp;EOMONTH([.$G39];0))" office:value-type="float" office:value="0" calcext:value-type="float">
            <text:p>0</text:p>
          </table:table-cell>
          <table:table-cell table:formula="of:=SUMIFS([.C$1:.C$1048576];[.$A$1:.$A$1048576];&quot;&gt;=&quot;&amp;[.$G39];[.$A$1:.$A$1048576];&quot;&lt;=&quot;&amp;EOMONTH([.$G39];0))" office:value-type="float" office:value="0" calcext:value-type="float">
            <text:p>0</text:p>
          </table:table-cell>
          <table:table-cell table:formula="of:=[.G41]-[.H41]" office:value-type="float" office:value="0" calcext:value-type="float">
            <text:p>0</text:p>
          </table:table-cell>
        </table:table-row>
        <table:table-row table:style-name="ro1">
          <table:table-cell table:formula="of:=[.A41]+1" office:value-type="date" office:date-value="2020-04-01" calcext:value-type="date">
            <text:p>mer. 01/04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2]+2" office:value-type="date" office:date-value="2020-04-03" calcext:value-type="date">
            <text:p>ven. 03/04/20</text:p>
          </table:table-cell>
          <table:table-cell table:style-name="ce6" table:number-columns-repeated="2"/>
          <table:table-cell table:formula="of:=SUM([.B41:.B43])" office:value-type="float" office:value="0" calcext:value-type="float">
            <text:p>0</text:p>
          </table:table-cell>
          <table:table-cell table:formula="of:=SUM([.C41:.C43])" office:value-type="float" office:value="0" calcext:value-type="float">
            <text:p>0</text:p>
          </table:table-cell>
          <table:table-cell table:formula="of:=[.D43]-[.E4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43]+4" office:value-type="date" office:date-value="2020-04-07" calcext:value-type="date">
            <text:p>mar. 07/04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4]+1" office:value-type="date" office:date-value="2020-04-08" calcext:value-type="date">
            <text:p>mer. 08/04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5]+2" office:value-type="date" office:date-value="2020-04-10" calcext:value-type="date">
            <text:p>ven. 10/04/20</text:p>
          </table:table-cell>
          <table:table-cell table:style-name="ce6" table:number-columns-repeated="2"/>
          <table:table-cell table:formula="of:=SUM([.B44:.B46])" office:value-type="float" office:value="0" calcext:value-type="float">
            <text:p>0</text:p>
          </table:table-cell>
          <table:table-cell table:formula="of:=SUM([.C44:.C46])" office:value-type="float" office:value="0" calcext:value-type="float">
            <text:p>0</text:p>
          </table:table-cell>
          <table:table-cell table:formula="of:=[.D46]-[.E4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46]+4" office:value-type="date" office:date-value="2020-04-14" calcext:value-type="date">
            <text:p>mar. 14/04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7]+1" office:value-type="date" office:date-value="2020-04-15" calcext:value-type="date">
            <text:p>mer. 15/04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48]+2" office:value-type="date" office:date-value="2020-04-17" calcext:value-type="date">
            <text:p>ven. 17/04/20</text:p>
          </table:table-cell>
          <table:table-cell table:style-name="ce6" table:number-columns-repeated="2"/>
          <table:table-cell table:formula="of:=SUM([.B47:.B49])" office:value-type="float" office:value="0" calcext:value-type="float">
            <text:p>0</text:p>
          </table:table-cell>
          <table:table-cell table:formula="of:=SUM([.C47:.C49])" office:value-type="float" office:value="0" calcext:value-type="float">
            <text:p>0</text:p>
          </table:table-cell>
          <table:table-cell table:formula="of:=[.D49]-[.E4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49]+4" office:value-type="date" office:date-value="2020-04-21" calcext:value-type="date">
            <text:p>mar. 21/04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50]+1" office:value-type="date" office:date-value="2020-04-22" calcext:value-type="date">
            <text:p>mer. 22/04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51]+2" office:value-type="date" office:date-value="2020-04-24" calcext:value-type="date">
            <text:p>ven. 24/04/20</text:p>
          </table:table-cell>
          <table:table-cell table:style-name="ce6" table:number-columns-repeated="2"/>
          <table:table-cell table:formula="of:=SUM([.B50:.B52])" office:value-type="float" office:value="0" calcext:value-type="float">
            <text:p>0</text:p>
          </table:table-cell>
          <table:table-cell table:formula="of:=SUM([.C50:.C52])" office:value-type="float" office:value="0" calcext:value-type="float">
            <text:p>0</text:p>
          </table:table-cell>
          <table:table-cell table:formula="of:=[.D52]-[.E52]" office:value-type="float" office:value="0" calcext:value-type="float">
            <text:p>0</text:p>
          </table:table-cell>
          <table:table-cell table:style-name="ce3" office:value-type="date" office:date-value="2020-04-01" calcext:value-type="date">
            <text:p>avril</text:p>
          </table:table-cell>
          <table:table-cell table:number-columns-repeated="2"/>
        </table:table-row>
        <table:table-row table:style-name="ro1">
          <table:table-cell table:formula="of:=[.A52]+4" office:value-type="date" office:date-value="2020-04-28" calcext:value-type="date">
            <text:p>mar. 28/04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53]+1" office:value-type="date" office:date-value="2020-04-29" calcext:value-type="date">
            <text:p>mer. 29/04/20</text:p>
          </table:table-cell>
          <table:table-cell table:style-name="ce6" table:number-columns-repeated="2"/>
          <table:table-cell table:number-columns-repeated="3"/>
          <table:table-cell table:formula="of:=SUMIFS([.B$1:.B$1048576];[.$A$1:.$A$1048576];&quot;&gt;=&quot;&amp;[.$G52];[.$A$1:.$A$1048576];&quot;&lt;=&quot;&amp;EOMONTH([.$G52];0))" office:value-type="float" office:value="0" calcext:value-type="float">
            <text:p>0</text:p>
          </table:table-cell>
          <table:table-cell table:formula="of:=SUMIFS([.C$1:.C$1048576];[.$A$1:.$A$1048576];&quot;&gt;=&quot;&amp;[.$G52];[.$A$1:.$A$1048576];&quot;&lt;=&quot;&amp;EOMONTH([.$G52];0))" office:value-type="float" office:value="0" calcext:value-type="float">
            <text:p>0</text:p>
          </table:table-cell>
          <table:table-cell table:formula="of:=[.G54]-[.H54]" office:value-type="float" office:value="0" calcext:value-type="float">
            <text:p>0</text:p>
          </table:table-cell>
        </table:table-row>
        <table:table-row table:style-name="ro1">
          <table:table-cell table:formula="of:=[.A54]+2" office:value-type="date" office:date-value="2020-05-01" calcext:value-type="date">
            <text:p>ven. 01/05/20</text:p>
          </table:table-cell>
          <table:table-cell table:style-name="ce6" table:number-columns-repeated="2"/>
          <table:table-cell table:formula="of:=SUM([.B53:.B55])" office:value-type="float" office:value="0" calcext:value-type="float">
            <text:p>0</text:p>
          </table:table-cell>
          <table:table-cell table:formula="of:=SUM([.C53:.C55])" office:value-type="float" office:value="0" calcext:value-type="float">
            <text:p>0</text:p>
          </table:table-cell>
          <table:table-cell table:formula="of:=[.D55]-[.E5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5]+4" office:value-type="date" office:date-value="2020-05-05" calcext:value-type="date">
            <text:p>mar. 05/05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56]+1" office:value-type="date" office:date-value="2020-05-06" calcext:value-type="date">
            <text:p>mer. 06/05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57]+2" office:value-type="date" office:date-value="2020-05-08" calcext:value-type="date">
            <text:p>ven. 08/05/20</text:p>
          </table:table-cell>
          <table:table-cell table:style-name="ce6" table:number-columns-repeated="2"/>
          <table:table-cell table:formula="of:=SUM([.B56:.B58])" office:value-type="float" office:value="0" calcext:value-type="float">
            <text:p>0</text:p>
          </table:table-cell>
          <table:table-cell table:formula="of:=SUM([.C56:.C58])" office:value-type="float" office:value="0" calcext:value-type="float">
            <text:p>0</text:p>
          </table:table-cell>
          <table:table-cell table:formula="of:=[.D58]-[.E5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58]+4" office:value-type="date" office:date-value="2020-05-12" calcext:value-type="date">
            <text:p>mar. 12/05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59]+1" office:value-type="date" office:date-value="2020-05-13" calcext:value-type="date">
            <text:p>mer. 13/05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60]+2" office:value-type="date" office:date-value="2020-05-15" calcext:value-type="date">
            <text:p>ven. 15/05/20</text:p>
          </table:table-cell>
          <table:table-cell table:style-name="ce6" table:number-columns-repeated="2"/>
          <table:table-cell table:formula="of:=SUM([.B59:.B61])" office:value-type="float" office:value="0" calcext:value-type="float">
            <text:p>0</text:p>
          </table:table-cell>
          <table:table-cell table:formula="of:=SUM([.C59:.C61])" office:value-type="float" office:value="0" calcext:value-type="float">
            <text:p>0</text:p>
          </table:table-cell>
          <table:table-cell table:formula="of:=[.D61]-[.E6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1]+4" office:value-type="date" office:date-value="2020-05-19" calcext:value-type="date">
            <text:p>mar. 19/05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62]+1" office:value-type="date" office:date-value="2020-05-20" calcext:value-type="date">
            <text:p>mer. 20/05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63]+2" office:value-type="date" office:date-value="2020-05-22" calcext:value-type="date">
            <text:p>ven. 22/05/20</text:p>
          </table:table-cell>
          <table:table-cell table:style-name="ce6" table:number-columns-repeated="2"/>
          <table:table-cell table:formula="of:=SUM([.B62:.B64])" office:value-type="float" office:value="0" calcext:value-type="float">
            <text:p>0</text:p>
          </table:table-cell>
          <table:table-cell table:formula="of:=SUM([.C62:.C64])" office:value-type="float" office:value="0" calcext:value-type="float">
            <text:p>0</text:p>
          </table:table-cell>
          <table:table-cell table:formula="of:=[.D64]-[.E6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64]+4" office:value-type="date" office:date-value="2020-05-26" calcext:value-type="date">
            <text:p>mar. 26/05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05-01" calcext:value-type="date">
            <text:p>mai</text:p>
          </table:table-cell>
          <table:table-cell table:number-columns-repeated="2"/>
        </table:table-row>
        <table:table-row table:style-name="ro1">
          <table:table-cell table:formula="of:=[.A65]+1" office:value-type="date" office:date-value="2020-05-27" calcext:value-type="date">
            <text:p>mer. 27/05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66]+2" office:value-type="date" office:date-value="2020-05-29" calcext:value-type="date">
            <text:p>ven. 29/05/20</text:p>
          </table:table-cell>
          <table:table-cell table:style-name="ce6" table:number-columns-repeated="2"/>
          <table:table-cell table:formula="of:=SUM([.B65:.B67])" office:value-type="float" office:value="0" calcext:value-type="float">
            <text:p>0</text:p>
          </table:table-cell>
          <table:table-cell table:formula="of:=SUM([.C65:.C67])" office:value-type="float" office:value="0" calcext:value-type="float">
            <text:p>0</text:p>
          </table:table-cell>
          <table:table-cell table:formula="of:=[.D67]-[.E67]" office:value-type="float" office:value="0" calcext:value-type="float">
            <text:p>0</text:p>
          </table:table-cell>
          <table:table-cell table:formula="of:=SUMIFS([.B$1:.B$1048576];[.$A$1:.$A$1048576];&quot;&gt;=&quot;&amp;[.$G65];[.$A$1:.$A$1048576];&quot;&lt;=&quot;&amp;EOMONTH([.$G65];0))" office:value-type="float" office:value="0" calcext:value-type="float">
            <text:p>0</text:p>
          </table:table-cell>
          <table:table-cell table:formula="of:=SUMIFS([.C$1:.C$1048576];[.$A$1:.$A$1048576];&quot;&gt;=&quot;&amp;[.$G65];[.$A$1:.$A$1048576];&quot;&lt;=&quot;&amp;EOMONTH([.$G65];0))" office:value-type="float" office:value="0" calcext:value-type="float">
            <text:p>0</text:p>
          </table:table-cell>
          <table:table-cell table:formula="of:=[.G67]-[.H67]" office:value-type="float" office:value="0" calcext:value-type="float">
            <text:p>0</text:p>
          </table:table-cell>
        </table:table-row>
        <table:table-row table:style-name="ro1">
          <table:table-cell table:formula="of:=[.A67]+4" office:value-type="date" office:date-value="2020-06-02" calcext:value-type="date">
            <text:p>mar. 02/06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68]+1" office:value-type="date" office:date-value="2020-06-03" calcext:value-type="date">
            <text:p>mer. 03/06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69]+2" office:value-type="date" office:date-value="2020-06-05" calcext:value-type="date">
            <text:p>ven. 05/06/20</text:p>
          </table:table-cell>
          <table:table-cell table:style-name="ce6" table:number-columns-repeated="2"/>
          <table:table-cell table:formula="of:=SUM([.B68:.B70])" office:value-type="float" office:value="0" calcext:value-type="float">
            <text:p>0</text:p>
          </table:table-cell>
          <table:table-cell table:formula="of:=SUM([.C68:.C70])" office:value-type="float" office:value="0" calcext:value-type="float">
            <text:p>0</text:p>
          </table:table-cell>
          <table:table-cell table:formula="of:=[.D70]-[.E7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0]+4" office:value-type="date" office:date-value="2020-06-09" calcext:value-type="date">
            <text:p>mar. 09/06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71]+1" office:value-type="date" office:date-value="2020-06-10" calcext:value-type="date">
            <text:p>mer. 10/06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72]+2" office:value-type="date" office:date-value="2020-06-12" calcext:value-type="date">
            <text:p>ven. 12/06/20</text:p>
          </table:table-cell>
          <table:table-cell table:style-name="ce6" table:number-columns-repeated="2"/>
          <table:table-cell table:formula="of:=SUM([.B71:.B73])" office:value-type="float" office:value="0" calcext:value-type="float">
            <text:p>0</text:p>
          </table:table-cell>
          <table:table-cell table:formula="of:=SUM([.C71:.C73])" office:value-type="float" office:value="0" calcext:value-type="float">
            <text:p>0</text:p>
          </table:table-cell>
          <table:table-cell table:formula="of:=[.D73]-[.E7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3]+4" office:value-type="date" office:date-value="2020-06-16" calcext:value-type="date">
            <text:p>mar. 16/06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74]+1" office:value-type="date" office:date-value="2020-06-17" calcext:value-type="date">
            <text:p>mer. 17/06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75]+2" office:value-type="date" office:date-value="2020-06-19" calcext:value-type="date">
            <text:p>ven. 19/06/20</text:p>
          </table:table-cell>
          <table:table-cell table:style-name="ce6" table:number-columns-repeated="2"/>
          <table:table-cell table:formula="of:=SUM([.B74:.B76])" office:value-type="float" office:value="0" calcext:value-type="float">
            <text:p>0</text:p>
          </table:table-cell>
          <table:table-cell table:formula="of:=SUM([.C74:.C76])" office:value-type="float" office:value="0" calcext:value-type="float">
            <text:p>0</text:p>
          </table:table-cell>
          <table:table-cell table:formula="of:=[.D76]-[.E7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76]+4" office:value-type="date" office:date-value="2020-06-23" calcext:value-type="date">
            <text:p>mar. 23/06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77]+1" office:value-type="date" office:date-value="2020-06-24" calcext:value-type="date">
            <text:p>mer. 24/06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06-01" calcext:value-type="date">
            <text:p>juin</text:p>
          </table:table-cell>
          <table:table-cell table:number-columns-repeated="2"/>
        </table:table-row>
        <table:table-row table:style-name="ro1">
          <table:table-cell table:formula="of:=[.A78]+2" office:value-type="date" office:date-value="2020-06-26" calcext:value-type="date">
            <text:p>ven. 26/06/20</text:p>
          </table:table-cell>
          <table:table-cell table:style-name="ce6" table:number-columns-repeated="2"/>
          <table:table-cell table:formula="of:=SUM([.B77:.B79])" office:value-type="float" office:value="0" calcext:value-type="float">
            <text:p>0</text:p>
          </table:table-cell>
          <table:table-cell table:formula="of:=SUM([.C77:.C79])" office:value-type="float" office:value="0" calcext:value-type="float">
            <text:p>0</text:p>
          </table:table-cell>
          <table:table-cell table:formula="of:=[.D79]-[.E79]" office:value-type="float" office:value="0" calcext:value-type="float">
            <text:p>0</text:p>
          </table:table-cell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79]+4" office:value-type="date" office:date-value="2020-06-30" calcext:value-type="date">
            <text:p>mar. 30/06/20</text:p>
          </table:table-cell>
          <table:table-cell table:style-name="ce6" table:number-columns-repeated="2"/>
          <table:table-cell table:number-columns-repeated="3"/>
          <table:table-cell table:formula="of:=SUMIFS([.B$1:.B$1048576];[.$A$1:.$A$1048576];&quot;&gt;=&quot;&amp;[.$G78];[.$A$1:.$A$1048576];&quot;&lt;=&quot;&amp;EOMONTH([.$G78];0))" office:value-type="float" office:value="0" calcext:value-type="float">
            <text:p>0</text:p>
          </table:table-cell>
          <table:table-cell table:formula="of:=SUMIFS([.C$1:.C$1048576];[.$A$1:.$A$1048576];&quot;&gt;=&quot;&amp;[.$G78];[.$A$1:.$A$1048576];&quot;&lt;=&quot;&amp;EOMONTH([.$G78];0))" office:value-type="float" office:value="0" calcext:value-type="float">
            <text:p>0</text:p>
          </table:table-cell>
          <table:table-cell table:formula="of:=[.G80]-[.H80]" office:value-type="float" office:value="0" calcext:value-type="float">
            <text:p>0</text:p>
          </table:table-cell>
        </table:table-row>
        <table:table-row table:style-name="ro1">
          <table:table-cell table:formula="of:=[.A80]+1" office:value-type="date" office:date-value="2020-07-01" calcext:value-type="date">
            <text:p>mer. 01/07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81]+2" office:value-type="date" office:date-value="2020-07-03" calcext:value-type="date">
            <text:p>ven. 03/07/20</text:p>
          </table:table-cell>
          <table:table-cell table:style-name="ce6" table:number-columns-repeated="2"/>
          <table:table-cell table:formula="of:=SUM([.B80:.B82])" office:value-type="float" office:value="0" calcext:value-type="float">
            <text:p>0</text:p>
          </table:table-cell>
          <table:table-cell table:formula="of:=SUM([.C80:.C82])" office:value-type="float" office:value="0" calcext:value-type="float">
            <text:p>0</text:p>
          </table:table-cell>
          <table:table-cell table:formula="of:=[.D82]-[.E8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82]+4" office:value-type="date" office:date-value="2020-07-07" calcext:value-type="date">
            <text:p>mar. 07/07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83]+1" office:value-type="date" office:date-value="2020-07-08" calcext:value-type="date">
            <text:p>mer. 08/07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84]+2" office:value-type="date" office:date-value="2020-07-10" calcext:value-type="date">
            <text:p>ven. 10/07/20</text:p>
          </table:table-cell>
          <table:table-cell table:style-name="ce6" table:number-columns-repeated="2"/>
          <table:table-cell table:formula="of:=SUM([.B83:.B85])" office:value-type="float" office:value="0" calcext:value-type="float">
            <text:p>0</text:p>
          </table:table-cell>
          <table:table-cell table:formula="of:=SUM([.C83:.C85])" office:value-type="float" office:value="0" calcext:value-type="float">
            <text:p>0</text:p>
          </table:table-cell>
          <table:table-cell table:formula="of:=[.D85]-[.E8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85]+4" office:value-type="date" office:date-value="2020-07-14" calcext:value-type="date">
            <text:p>mar. 14/07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86]+1" office:value-type="date" office:date-value="2020-07-15" calcext:value-type="date">
            <text:p>mer. 15/07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87]+2" office:value-type="date" office:date-value="2020-07-17" calcext:value-type="date">
            <text:p>ven. 17/07/20</text:p>
          </table:table-cell>
          <table:table-cell table:style-name="ce6" table:number-columns-repeated="2"/>
          <table:table-cell table:formula="of:=SUM([.B86:.B88])" office:value-type="float" office:value="0" calcext:value-type="float">
            <text:p>0</text:p>
          </table:table-cell>
          <table:table-cell table:formula="of:=SUM([.C86:.C88])" office:value-type="float" office:value="0" calcext:value-type="float">
            <text:p>0</text:p>
          </table:table-cell>
          <table:table-cell table:formula="of:=[.D88]-[.E8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88]+4" office:value-type="date" office:date-value="2020-07-21" calcext:value-type="date">
            <text:p>mar. 21/07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89]+1" office:value-type="date" office:date-value="2020-07-22" calcext:value-type="date">
            <text:p>mer. 22/07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90]+2" office:value-type="date" office:date-value="2020-07-24" calcext:value-type="date">
            <text:p>ven. 24/07/20</text:p>
          </table:table-cell>
          <table:table-cell table:style-name="ce6" table:number-columns-repeated="2"/>
          <table:table-cell table:formula="of:=SUM([.B89:.B91])" office:value-type="float" office:value="0" calcext:value-type="float">
            <text:p>0</text:p>
          </table:table-cell>
          <table:table-cell table:formula="of:=SUM([.C89:.C91])" office:value-type="float" office:value="0" calcext:value-type="float">
            <text:p>0</text:p>
          </table:table-cell>
          <table:table-cell table:formula="of:=[.D91]-[.E9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91]+4" office:value-type="date" office:date-value="2020-07-28" calcext:value-type="date">
            <text:p>mar. 28/07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07-01" calcext:value-type="date">
            <text:p>juillet</text:p>
          </table:table-cell>
          <table:table-cell table:number-columns-repeated="2"/>
        </table:table-row>
        <table:table-row table:style-name="ro1">
          <table:table-cell table:formula="of:=[.A92]+1" office:value-type="date" office:date-value="2020-07-29" calcext:value-type="date">
            <text:p>mer. 29/07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93]+2" office:value-type="date" office:date-value="2020-07-31" calcext:value-type="date">
            <text:p>ven. 31/07/20</text:p>
          </table:table-cell>
          <table:table-cell table:style-name="ce6" table:number-columns-repeated="2"/>
          <table:table-cell table:formula="of:=SUM([.B92:.B94])" office:value-type="float" office:value="0" calcext:value-type="float">
            <text:p>0</text:p>
          </table:table-cell>
          <table:table-cell table:formula="of:=SUM([.C92:.C94])" office:value-type="float" office:value="0" calcext:value-type="float">
            <text:p>0</text:p>
          </table:table-cell>
          <table:table-cell table:formula="of:=[.D94]-[.E94]" office:value-type="float" office:value="0" calcext:value-type="float">
            <text:p>0</text:p>
          </table:table-cell>
          <table:table-cell table:formula="of:=SUMIFS([.B$1:.B$1048576];[.$A$1:.$A$1048576];&quot;&gt;=&quot;&amp;[.$G92];[.$A$1:.$A$1048576];&quot;&lt;=&quot;&amp;EOMONTH([.$G92];0))" office:value-type="float" office:value="0" calcext:value-type="float">
            <text:p>0</text:p>
          </table:table-cell>
          <table:table-cell table:formula="of:=SUMIFS([.C$1:.C$1048576];[.$A$1:.$A$1048576];&quot;&gt;=&quot;&amp;[.$G92];[.$A$1:.$A$1048576];&quot;&lt;=&quot;&amp;EOMONTH([.$G92];0))" office:value-type="float" office:value="0" calcext:value-type="float">
            <text:p>0</text:p>
          </table:table-cell>
          <table:table-cell table:formula="of:=[.G94]-[.H94]" office:value-type="float" office:value="0" calcext:value-type="float">
            <text:p>0</text:p>
          </table:table-cell>
        </table:table-row>
        <table:table-row table:style-name="ro1">
          <table:table-cell table:formula="of:=[.A94]+4" office:value-type="date" office:date-value="2020-08-04" calcext:value-type="date">
            <text:p>mar. 04/08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95]+1" office:value-type="date" office:date-value="2020-08-05" calcext:value-type="date">
            <text:p>mer. 05/08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96]+2" office:value-type="date" office:date-value="2020-08-07" calcext:value-type="date">
            <text:p>ven. 07/08/20</text:p>
          </table:table-cell>
          <table:table-cell table:style-name="ce6" table:number-columns-repeated="2"/>
          <table:table-cell table:formula="of:=SUM([.B95:.B97])" office:value-type="float" office:value="0" calcext:value-type="float">
            <text:p>0</text:p>
          </table:table-cell>
          <table:table-cell table:formula="of:=SUM([.C95:.C97])" office:value-type="float" office:value="0" calcext:value-type="float">
            <text:p>0</text:p>
          </table:table-cell>
          <table:table-cell table:formula="of:=[.D97]-[.E9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97]+4" office:value-type="date" office:date-value="2020-08-11" calcext:value-type="date">
            <text:p>mar. 11/08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98]+1" office:value-type="date" office:date-value="2020-08-12" calcext:value-type="date">
            <text:p>mer. 12/08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99]+2" office:value-type="date" office:date-value="2020-08-14" calcext:value-type="date">
            <text:p>ven. 14/08/20</text:p>
          </table:table-cell>
          <table:table-cell table:style-name="ce6" table:number-columns-repeated="2"/>
          <table:table-cell table:formula="of:=SUM([.B98:.B100])" office:value-type="float" office:value="0" calcext:value-type="float">
            <text:p>0</text:p>
          </table:table-cell>
          <table:table-cell table:formula="of:=SUM([.C98:.C100])" office:value-type="float" office:value="0" calcext:value-type="float">
            <text:p>0</text:p>
          </table:table-cell>
          <table:table-cell table:formula="of:=[.D100]-[.E10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0]+4" office:value-type="date" office:date-value="2020-08-18" calcext:value-type="date">
            <text:p>mar. 18/08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01]+1" office:value-type="date" office:date-value="2020-08-19" calcext:value-type="date">
            <text:p>mer. 19/08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02]+2" office:value-type="date" office:date-value="2020-08-21" calcext:value-type="date">
            <text:p>ven. 21/08/20</text:p>
          </table:table-cell>
          <table:table-cell table:style-name="ce6" table:number-columns-repeated="2"/>
          <table:table-cell table:formula="of:=SUM([.B101:.B103])" office:value-type="float" office:value="0" calcext:value-type="float">
            <text:p>0</text:p>
          </table:table-cell>
          <table:table-cell table:formula="of:=SUM([.C101:.C103])" office:value-type="float" office:value="0" calcext:value-type="float">
            <text:p>0</text:p>
          </table:table-cell>
          <table:table-cell table:formula="of:=[.D103]-[.E10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3]+4" office:value-type="date" office:date-value="2020-08-25" calcext:value-type="date">
            <text:p>mar. 25/08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08-01" calcext:value-type="date">
            <text:p>août</text:p>
          </table:table-cell>
          <table:table-cell table:number-columns-repeated="2"/>
        </table:table-row>
        <table:table-row table:style-name="ro1">
          <table:table-cell table:formula="of:=[.A104]+1" office:value-type="date" office:date-value="2020-08-26" calcext:value-type="date">
            <text:p>mer. 26/08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105]+2" office:value-type="date" office:date-value="2020-08-28" calcext:value-type="date">
            <text:p>ven. 28/08/20</text:p>
          </table:table-cell>
          <table:table-cell table:style-name="ce6" table:number-columns-repeated="2"/>
          <table:table-cell table:formula="of:=SUM([.B104:.B106])" office:value-type="float" office:value="0" calcext:value-type="float">
            <text:p>0</text:p>
          </table:table-cell>
          <table:table-cell table:formula="of:=SUM([.C104:.C106])" office:value-type="float" office:value="0" calcext:value-type="float">
            <text:p>0</text:p>
          </table:table-cell>
          <table:table-cell table:formula="of:=[.D106]-[.E106]" office:value-type="float" office:value="0" calcext:value-type="float">
            <text:p>0</text:p>
          </table:table-cell>
          <table:table-cell table:formula="of:=SUMIFS([.B$1:.B$1048576];[.$A$1:.$A$1048576];&quot;&gt;=&quot;&amp;[.$G104];[.$A$1:.$A$1048576];&quot;&lt;=&quot;&amp;EOMONTH([.$G104];0))" office:value-type="float" office:value="0" calcext:value-type="float">
            <text:p>0</text:p>
          </table:table-cell>
          <table:table-cell table:formula="of:=SUMIFS([.C$1:.C$1048576];[.$A$1:.$A$1048576];&quot;&gt;=&quot;&amp;[.$G104];[.$A$1:.$A$1048576];&quot;&lt;=&quot;&amp;EOMONTH([.$G104];0))" office:value-type="float" office:value="0" calcext:value-type="float">
            <text:p>0</text:p>
          </table:table-cell>
          <table:table-cell table:formula="of:=[.G106]-[.H106]" office:value-type="float" office:value="0" calcext:value-type="float">
            <text:p>0</text:p>
          </table:table-cell>
        </table:table-row>
        <table:table-row table:style-name="ro1">
          <table:table-cell table:formula="of:=[.A106]+4" office:value-type="date" office:date-value="2020-09-01" calcext:value-type="date">
            <text:p>mar. 01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07]+1" office:value-type="date" office:date-value="2020-09-02" calcext:value-type="date">
            <text:p>mer. 02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08]+2" office:value-type="date" office:date-value="2020-09-04" calcext:value-type="date">
            <text:p>ven. 04/09/20</text:p>
          </table:table-cell>
          <table:table-cell table:style-name="ce6" table:number-columns-repeated="2"/>
          <table:table-cell table:formula="of:=SUM([.B107:.B109])" office:value-type="float" office:value="0" calcext:value-type="float">
            <text:p>0</text:p>
          </table:table-cell>
          <table:table-cell table:formula="of:=SUM([.C107:.C109])" office:value-type="float" office:value="0" calcext:value-type="float">
            <text:p>0</text:p>
          </table:table-cell>
          <table:table-cell table:formula="of:=[.D109]-[.E10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09]+4" office:value-type="date" office:date-value="2020-09-08" calcext:value-type="date">
            <text:p>mar. 08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10]+1" office:value-type="date" office:date-value="2020-09-09" calcext:value-type="date">
            <text:p>mer. 09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11]+2" office:value-type="date" office:date-value="2020-09-11" calcext:value-type="date">
            <text:p>ven. 11/09/20</text:p>
          </table:table-cell>
          <table:table-cell table:style-name="ce6" table:number-columns-repeated="2"/>
          <table:table-cell table:formula="of:=SUM([.B110:.B112])" office:value-type="float" office:value="0" calcext:value-type="float">
            <text:p>0</text:p>
          </table:table-cell>
          <table:table-cell table:formula="of:=SUM([.C110:.C112])" office:value-type="float" office:value="0" calcext:value-type="float">
            <text:p>0</text:p>
          </table:table-cell>
          <table:table-cell table:formula="of:=[.D112]-[.E11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2]+4" office:value-type="date" office:date-value="2020-09-15" calcext:value-type="date">
            <text:p>mar. 15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13]+1" office:value-type="date" office:date-value="2020-09-16" calcext:value-type="date">
            <text:p>mer. 16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14]+2" office:value-type="date" office:date-value="2020-09-18" calcext:value-type="date">
            <text:p>ven. 18/09/20</text:p>
          </table:table-cell>
          <table:table-cell table:style-name="ce6" table:number-columns-repeated="2"/>
          <table:table-cell table:formula="of:=SUM([.B113:.B115])" office:value-type="float" office:value="0" calcext:value-type="float">
            <text:p>0</text:p>
          </table:table-cell>
          <table:table-cell table:formula="of:=SUM([.C113:.C115])" office:value-type="float" office:value="0" calcext:value-type="float">
            <text:p>0</text:p>
          </table:table-cell>
          <table:table-cell table:formula="of:=[.D115]-[.E115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15]+4" office:value-type="date" office:date-value="2020-09-22" calcext:value-type="date">
            <text:p>mar. 22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16]+1" office:value-type="date" office:date-value="2020-09-23" calcext:value-type="date">
            <text:p>mer. 23/09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17]+2" office:value-type="date" office:date-value="2020-09-25" calcext:value-type="date">
            <text:p>ven. 25/09/20</text:p>
          </table:table-cell>
          <table:table-cell table:style-name="ce6" table:number-columns-repeated="2"/>
          <table:table-cell table:formula="of:=SUM([.B116:.B118])" office:value-type="float" office:value="0" calcext:value-type="float">
            <text:p>0</text:p>
          </table:table-cell>
          <table:table-cell table:formula="of:=SUM([.C116:.C118])" office:value-type="float" office:value="0" calcext:value-type="float">
            <text:p>0</text:p>
          </table:table-cell>
          <table:table-cell table:formula="of:=[.D118]-[.E118]" office:value-type="float" office:value="0" calcext:value-type="float">
            <text:p>0</text:p>
          </table:table-cell>
          <table:table-cell table:style-name="ce3" office:value-type="date" office:date-value="2020-09-01" calcext:value-type="date">
            <text:p>septembre</text:p>
          </table:table-cell>
          <table:table-cell table:number-columns-repeated="2"/>
        </table:table-row>
        <table:table-row table:style-name="ro1">
          <table:table-cell table:formula="of:=[.A118]+4" office:value-type="date" office:date-value="2020-09-29" calcext:value-type="date">
            <text:p>mar. 29/09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119]+1" office:value-type="date" office:date-value="2020-09-30" calcext:value-type="date">
            <text:p>mer. 30/09/20</text:p>
          </table:table-cell>
          <table:table-cell table:style-name="ce6" table:number-columns-repeated="2"/>
          <table:table-cell table:number-columns-repeated="3"/>
          <table:table-cell table:formula="of:=SUMIFS([.B$1:.B$1048576];[.$A$1:.$A$1048576];&quot;&gt;=&quot;&amp;[.$G118];[.$A$1:.$A$1048576];&quot;&lt;=&quot;&amp;EOMONTH([.$G118];0))" office:value-type="float" office:value="0" calcext:value-type="float">
            <text:p>0</text:p>
          </table:table-cell>
          <table:table-cell table:formula="of:=SUMIFS([.C$1:.C$1048576];[.$A$1:.$A$1048576];&quot;&gt;=&quot;&amp;[.$G118];[.$A$1:.$A$1048576];&quot;&lt;=&quot;&amp;EOMONTH([.$G118];0))" office:value-type="float" office:value="0" calcext:value-type="float">
            <text:p>0</text:p>
          </table:table-cell>
          <table:table-cell table:formula="of:=[.G120]-[.H120]" office:value-type="float" office:value="0" calcext:value-type="float">
            <text:p>0</text:p>
          </table:table-cell>
        </table:table-row>
        <table:table-row table:style-name="ro1">
          <table:table-cell table:formula="of:=[.A120]+2" office:value-type="date" office:date-value="2020-10-02" calcext:value-type="date">
            <text:p>ven. 02/10/20</text:p>
          </table:table-cell>
          <table:table-cell table:style-name="ce6" table:number-columns-repeated="2"/>
          <table:table-cell table:formula="of:=SUM([.B119:.B121])" office:value-type="float" office:value="0" calcext:value-type="float">
            <text:p>0</text:p>
          </table:table-cell>
          <table:table-cell table:formula="of:=SUM([.C119:.C121])" office:value-type="float" office:value="0" calcext:value-type="float">
            <text:p>0</text:p>
          </table:table-cell>
          <table:table-cell table:formula="of:=[.D121]-[.E12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1]+4" office:value-type="date" office:date-value="2020-10-06" calcext:value-type="date">
            <text:p>mar. 06/10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22]+1" office:value-type="date" office:date-value="2020-10-07" calcext:value-type="date">
            <text:p>mer. 07/10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23]+2" office:value-type="date" office:date-value="2020-10-09" calcext:value-type="date">
            <text:p>ven. 09/10/20</text:p>
          </table:table-cell>
          <table:table-cell table:style-name="ce6" table:number-columns-repeated="2"/>
          <table:table-cell table:formula="of:=SUM([.B122:.B124])" office:value-type="float" office:value="0" calcext:value-type="float">
            <text:p>0</text:p>
          </table:table-cell>
          <table:table-cell table:formula="of:=SUM([.C122:.C124])" office:value-type="float" office:value="0" calcext:value-type="float">
            <text:p>0</text:p>
          </table:table-cell>
          <table:table-cell table:formula="of:=[.D124]-[.E12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4]+4" office:value-type="date" office:date-value="2020-10-13" calcext:value-type="date">
            <text:p>mar. 13/10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25]+1" office:value-type="date" office:date-value="2020-10-14" calcext:value-type="date">
            <text:p>mer. 14/10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26]+2" office:value-type="date" office:date-value="2020-10-16" calcext:value-type="date">
            <text:p>ven. 16/10/20</text:p>
          </table:table-cell>
          <table:table-cell table:style-name="ce6" table:number-columns-repeated="2"/>
          <table:table-cell table:formula="of:=SUM([.B125:.B127])" office:value-type="float" office:value="0" calcext:value-type="float">
            <text:p>0</text:p>
          </table:table-cell>
          <table:table-cell table:formula="of:=SUM([.C125:.C127])" office:value-type="float" office:value="0" calcext:value-type="float">
            <text:p>0</text:p>
          </table:table-cell>
          <table:table-cell table:formula="of:=[.D127]-[.E127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27]+4" office:value-type="date" office:date-value="2020-10-20" calcext:value-type="date">
            <text:p>mar. 20/10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28]+1" office:value-type="date" office:date-value="2020-10-21" calcext:value-type="date">
            <text:p>mer. 21/10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29]+2" office:value-type="date" office:date-value="2020-10-23" calcext:value-type="date">
            <text:p>ven. 23/10/20</text:p>
          </table:table-cell>
          <table:table-cell table:style-name="ce6" table:number-columns-repeated="2"/>
          <table:table-cell table:formula="of:=SUM([.B128:.B130])" office:value-type="float" office:value="0" calcext:value-type="float">
            <text:p>0</text:p>
          </table:table-cell>
          <table:table-cell table:formula="of:=SUM([.C128:.C130])" office:value-type="float" office:value="0" calcext:value-type="float">
            <text:p>0</text:p>
          </table:table-cell>
          <table:table-cell table:formula="of:=[.D130]-[.E130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30]+4" office:value-type="date" office:date-value="2020-10-27" calcext:value-type="date">
            <text:p>mar. 27/10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10-01" calcext:value-type="date">
            <text:p>octobre</text:p>
          </table:table-cell>
          <table:table-cell table:number-columns-repeated="2"/>
        </table:table-row>
        <table:table-row table:style-name="ro1">
          <table:table-cell table:formula="of:=[.A131]+1" office:value-type="date" office:date-value="2020-10-28" calcext:value-type="date">
            <text:p>mer. 28/10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132]+2" office:value-type="date" office:date-value="2020-10-30" calcext:value-type="date">
            <text:p>ven. 30/10/20</text:p>
          </table:table-cell>
          <table:table-cell table:style-name="ce6" table:number-columns-repeated="2"/>
          <table:table-cell table:formula="of:=SUM([.B131:.B133])" office:value-type="float" office:value="0" calcext:value-type="float">
            <text:p>0</text:p>
          </table:table-cell>
          <table:table-cell table:formula="of:=SUM([.C131:.C133])" office:value-type="float" office:value="0" calcext:value-type="float">
            <text:p>0</text:p>
          </table:table-cell>
          <table:table-cell table:formula="of:=[.D133]-[.E133]" office:value-type="float" office:value="0" calcext:value-type="float">
            <text:p>0</text:p>
          </table:table-cell>
          <table:table-cell table:formula="of:=SUMIFS([.B$1:.B$1048576];[.$A$1:.$A$1048576];&quot;&gt;=&quot;&amp;[.$G131];[.$A$1:.$A$1048576];&quot;&lt;=&quot;&amp;EOMONTH([.$G131];0))" office:value-type="float" office:value="0" calcext:value-type="float">
            <text:p>0</text:p>
          </table:table-cell>
          <table:table-cell table:formula="of:=SUMIFS([.C$1:.C$1048576];[.$A$1:.$A$1048576];&quot;&gt;=&quot;&amp;[.$G131];[.$A$1:.$A$1048576];&quot;&lt;=&quot;&amp;EOMONTH([.$G131];0))" office:value-type="float" office:value="0" calcext:value-type="float">
            <text:p>0</text:p>
          </table:table-cell>
          <table:table-cell table:formula="of:=[.G133]-[.H133]" office:value-type="float" office:value="0" calcext:value-type="float">
            <text:p>0</text:p>
          </table:table-cell>
        </table:table-row>
        <table:table-row table:style-name="ro1">
          <table:table-cell table:formula="of:=[.A133]+4" office:value-type="date" office:date-value="2020-11-03" calcext:value-type="date">
            <text:p>mar. 03/1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34]+1" office:value-type="date" office:date-value="2020-11-04" calcext:value-type="date">
            <text:p>mer. 04/1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35]+2" office:value-type="date" office:date-value="2020-11-06" calcext:value-type="date">
            <text:p>ven. 06/11/20</text:p>
          </table:table-cell>
          <table:table-cell table:style-name="ce6" table:number-columns-repeated="2"/>
          <table:table-cell table:formula="of:=SUM([.B134:.B136])" office:value-type="float" office:value="0" calcext:value-type="float">
            <text:p>0</text:p>
          </table:table-cell>
          <table:table-cell table:formula="of:=SUM([.C134:.C136])" office:value-type="float" office:value="0" calcext:value-type="float">
            <text:p>0</text:p>
          </table:table-cell>
          <table:table-cell table:formula="of:=[.D136]-[.E136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36]+4" office:value-type="date" office:date-value="2020-11-10" calcext:value-type="date">
            <text:p>mar. 10/1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37]+1" office:value-type="date" office:date-value="2020-11-11" calcext:value-type="date">
            <text:p>mer. 11/1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38]+2" office:value-type="date" office:date-value="2020-11-13" calcext:value-type="date">
            <text:p>ven. 13/11/20</text:p>
          </table:table-cell>
          <table:table-cell table:style-name="ce6" table:number-columns-repeated="2"/>
          <table:table-cell table:formula="of:=SUM([.B137:.B139])" office:value-type="float" office:value="0" calcext:value-type="float">
            <text:p>0</text:p>
          </table:table-cell>
          <table:table-cell table:formula="of:=SUM([.C137:.C139])" office:value-type="float" office:value="0" calcext:value-type="float">
            <text:p>0</text:p>
          </table:table-cell>
          <table:table-cell table:formula="of:=[.D139]-[.E139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39]+4" office:value-type="date" office:date-value="2020-11-17" calcext:value-type="date">
            <text:p>mar. 17/1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40]+1" office:value-type="date" office:date-value="2020-11-18" calcext:value-type="date">
            <text:p>mer. 18/11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41]+2" office:value-type="date" office:date-value="2020-11-20" calcext:value-type="date">
            <text:p>ven. 20/11/20</text:p>
          </table:table-cell>
          <table:table-cell table:style-name="ce6" table:number-columns-repeated="2"/>
          <table:table-cell table:formula="of:=SUM([.B140:.B142])" office:value-type="float" office:value="0" calcext:value-type="float">
            <text:p>0</text:p>
          </table:table-cell>
          <table:table-cell table:formula="of:=SUM([.C140:.C142])" office:value-type="float" office:value="0" calcext:value-type="float">
            <text:p>0</text:p>
          </table:table-cell>
          <table:table-cell table:formula="of:=[.D142]-[.E142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42]+4" office:value-type="date" office:date-value="2020-11-24" calcext:value-type="date">
            <text:p>mar. 24/11/20</text:p>
          </table:table-cell>
          <table:table-cell table:style-name="ce6" table:number-columns-repeated="2"/>
          <table:table-cell table:number-columns-repeated="3"/>
          <table:table-cell table:style-name="ce3" office:value-type="date" office:date-value="2020-11-01" calcext:value-type="date">
            <text:p>novembre</text:p>
          </table:table-cell>
          <table:table-cell table:number-columns-repeated="2"/>
        </table:table-row>
        <table:table-row table:style-name="ro1">
          <table:table-cell table:formula="of:=[.A143]+1" office:value-type="date" office:date-value="2020-11-25" calcext:value-type="date">
            <text:p>mer. 25/11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144]+2" office:value-type="date" office:date-value="2020-11-27" calcext:value-type="date">
            <text:p>ven. 27/11/20</text:p>
          </table:table-cell>
          <table:table-cell table:style-name="ce6" table:number-columns-repeated="2"/>
          <table:table-cell table:formula="of:=SUM([.B143:.B145])" office:value-type="float" office:value="0" calcext:value-type="float">
            <text:p>0</text:p>
          </table:table-cell>
          <table:table-cell table:formula="of:=SUM([.C143:.C145])" office:value-type="float" office:value="0" calcext:value-type="float">
            <text:p>0</text:p>
          </table:table-cell>
          <table:table-cell table:formula="of:=[.D145]-[.E145]" office:value-type="float" office:value="0" calcext:value-type="float">
            <text:p>0</text:p>
          </table:table-cell>
          <table:table-cell table:formula="of:=SUMIFS([.B$1:.B$1048576];[.$A$1:.$A$1048576];&quot;&gt;=&quot;&amp;[.$G143];[.$A$1:.$A$1048576];&quot;&lt;=&quot;&amp;EOMONTH([.$G143];0))" office:value-type="float" office:value="0" calcext:value-type="float">
            <text:p>0</text:p>
          </table:table-cell>
          <table:table-cell table:formula="of:=SUMIFS([.C$1:.C$1048576];[.$A$1:.$A$1048576];&quot;&gt;=&quot;&amp;[.$G143];[.$A$1:.$A$1048576];&quot;&lt;=&quot;&amp;EOMONTH([.$G143];0))" office:value-type="float" office:value="0" calcext:value-type="float">
            <text:p>0</text:p>
          </table:table-cell>
          <table:table-cell table:formula="of:=[.G145]-[.H145]" office:value-type="float" office:value="0" calcext:value-type="float">
            <text:p>0</text:p>
          </table:table-cell>
        </table:table-row>
        <table:table-row table:style-name="ro1">
          <table:table-cell table:formula="of:=[.A145]+4" office:value-type="date" office:date-value="2020-12-01" calcext:value-type="date">
            <text:p>mar. 01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46]+1" office:value-type="date" office:date-value="2020-12-02" calcext:value-type="date">
            <text:p>mer. 02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47]+2" office:value-type="date" office:date-value="2020-12-04" calcext:value-type="date">
            <text:p>ven. 04/12/20</text:p>
          </table:table-cell>
          <table:table-cell table:style-name="ce6" table:number-columns-repeated="2"/>
          <table:table-cell table:formula="of:=SUM([.B146:.B148])" office:value-type="float" office:value="0" calcext:value-type="float">
            <text:p>0</text:p>
          </table:table-cell>
          <table:table-cell table:formula="of:=SUM([.C146:.C148])" office:value-type="float" office:value="0" calcext:value-type="float">
            <text:p>0</text:p>
          </table:table-cell>
          <table:table-cell table:formula="of:=[.D148]-[.E148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48]+4" office:value-type="date" office:date-value="2020-12-08" calcext:value-type="date">
            <text:p>mar. 08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49]+1" office:value-type="date" office:date-value="2020-12-09" calcext:value-type="date">
            <text:p>mer. 09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50]+2" office:value-type="date" office:date-value="2020-12-11" calcext:value-type="date">
            <text:p>ven. 11/12/20</text:p>
          </table:table-cell>
          <table:table-cell table:style-name="ce6" table:number-columns-repeated="2"/>
          <table:table-cell table:formula="of:=SUM([.B149:.B151])" office:value-type="float" office:value="0" calcext:value-type="float">
            <text:p>0</text:p>
          </table:table-cell>
          <table:table-cell table:formula="of:=SUM([.C149:.C151])" office:value-type="float" office:value="0" calcext:value-type="float">
            <text:p>0</text:p>
          </table:table-cell>
          <table:table-cell table:formula="of:=[.D151]-[.E151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51]+4" office:value-type="date" office:date-value="2020-12-15" calcext:value-type="date">
            <text:p>mar. 15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52]+1" office:value-type="date" office:date-value="2020-12-16" calcext:value-type="date">
            <text:p>mer. 16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53]+2" office:value-type="date" office:date-value="2020-12-18" calcext:value-type="date">
            <text:p>ven. 18/12/20</text:p>
          </table:table-cell>
          <table:table-cell table:style-name="ce6" table:number-columns-repeated="2"/>
          <table:table-cell table:formula="of:=SUM([.B152:.B154])" office:value-type="float" office:value="0" calcext:value-type="float">
            <text:p>0</text:p>
          </table:table-cell>
          <table:table-cell table:formula="of:=SUM([.C152:.C154])" office:value-type="float" office:value="0" calcext:value-type="float">
            <text:p>0</text:p>
          </table:table-cell>
          <table:table-cell table:formula="of:=[.D154]-[.E154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[.A154]+4" office:value-type="date" office:date-value="2020-12-22" calcext:value-type="date">
            <text:p>mar. 22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55]+1" office:value-type="date" office:date-value="2020-12-23" calcext:value-type="date">
            <text:p>mer. 23/12/20</text:p>
          </table:table-cell>
          <table:table-cell table:style-name="ce6" table:number-columns-repeated="2"/>
          <table:table-cell table:number-columns-repeated="6"/>
        </table:table-row>
        <table:table-row table:style-name="ro1">
          <table:table-cell table:formula="of:=[.A156]+2" office:value-type="date" office:date-value="2020-12-25" calcext:value-type="date">
            <text:p>ven. 25/12/20</text:p>
          </table:table-cell>
          <table:table-cell table:style-name="ce6" table:number-columns-repeated="2"/>
          <table:table-cell table:formula="of:=SUM([.B155:.B157])" office:value-type="float" office:value="0" calcext:value-type="float">
            <text:p>0</text:p>
          </table:table-cell>
          <table:table-cell table:formula="of:=SUM([.C155:.C157])" office:value-type="float" office:value="0" calcext:value-type="float">
            <text:p>0</text:p>
          </table:table-cell>
          <table:table-cell table:formula="of:=[.D157]-[.E157]" office:value-type="float" office:value="0" calcext:value-type="float">
            <text:p>0</text:p>
          </table:table-cell>
          <table:table-cell table:style-name="ce3" office:value-type="date" office:date-value="2020-12-01" calcext:value-type="date">
            <text:p>décembre</text:p>
          </table:table-cell>
          <table:table-cell table:number-columns-repeated="2"/>
        </table:table-row>
        <table:table-row table:style-name="ro1">
          <table:table-cell table:formula="of:=[.A157]+4" office:value-type="date" office:date-value="2020-12-29" calcext:value-type="date">
            <text:p>mar. 29/12/20</text:p>
          </table:table-cell>
          <table:table-cell table:style-name="ce6" table:number-columns-repeated="2"/>
          <table:table-cell table:number-columns-repeated="3"/>
          <table:table-cell office:value-type="string" calcext:value-type="string">
            <text:p>Sommes CA</text:p>
          </table:table-cell>
          <table:table-cell table:style-name="ce2" office:value-type="string" calcext:value-type="string">
            <text:p>Sommes chq</text:p>
          </table:table-cell>
          <table:table-cell table:style-name="ce2" office:value-type="string" calcext:value-type="string">
            <text:p>sommes cash</text:p>
          </table:table-cell>
        </table:table-row>
        <table:table-row table:style-name="ro1">
          <table:table-cell table:formula="of:=[.A158]+1" office:value-type="date" office:date-value="2020-12-30" calcext:value-type="date">
            <text:p>mer. 30/12/20</text:p>
          </table:table-cell>
          <table:table-cell table:style-name="ce6" table:number-columns-repeated="2"/>
          <table:table-cell table:number-columns-repeated="3"/>
          <table:table-cell table:formula="of:=SUMIFS([.B$1:.B$1048576];[.$A$1:.$A$1048576];&quot;&gt;=&quot;&amp;[.$G157];[.$A$1:.$A$1048576];&quot;&lt;=&quot;&amp;EOMONTH([.$G157];0))" office:value-type="float" office:value="0" calcext:value-type="float">
            <text:p>0</text:p>
          </table:table-cell>
          <table:table-cell table:formula="of:=SUMIFS([.C$1:.C$1048576];[.$A$1:.$A$1048576];&quot;&gt;=&quot;&amp;[.$G157];[.$A$1:.$A$1048576];&quot;&lt;=&quot;&amp;EOMONTH([.$G157];0))" office:value-type="float" office:value="0" calcext:value-type="float">
            <text:p>0</text:p>
          </table:table-cell>
          <table:table-cell table:formula="of:=[.G159]-[.H159]" office:value-type="float" office:value="0" calcext:value-type="float">
            <text:p>0</text:p>
          </table:table-cell>
        </table:table-row>
        <table:table-row table:style-name="ro1" table:number-rows-repeated="36">
          <table:table-cell table:style-name="Default"/>
          <table:table-cell table:number-columns-repeated="8"/>
        </table:table-row>
        <table:table-row table:style-name="ro1" table:number-rows-repeated="1048380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 number:style="long"/>
    </number:date-style>
    <number:date-style style:name="N10107" number:language="fr" number:country="FR">
      <number:day-of-week/>
      <number:text> </number:text>
      <number:day number:style="long"/>
      <number:text>/</number:text>
      <number:month number:style="long"/>
      <number:text>/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12">00/00/0000</text:date>, <text:time style:data-style-name="N2" text:time-value="20:28:36.4764555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12T19:30:05.710414805</meta:creation-date>
    <dc:date>2020-01-12T20:29:50.653896453</dc:date>
    <meta:editing-duration>PT14M9S</meta:editing-duration>
    <meta:editing-cycles>5</meta:editing-cycles>
    <meta:generator>LibreOffice/6.3.4.2$MacOSX_X86_64 LibreOffice_project/60da17e045e08f1793c57c00ba83cdfce946d0aa</meta:generator>
    <meta:document-statistic meta:table-count="1" meta:cell-count="403" meta:object-count="0"/>
  </office:meta>
</office:document-meta>
</file>